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line-height="115%"/>
      <style:text-properties style:font-name="Roboto" officeooo:rsid="000648c3" officeooo:paragraph-rsid="000648c3"/>
    </style:style>
    <style:style style:name="P2" style:family="paragraph" style:parent-style-name="Standard">
      <style:paragraph-properties fo:line-height="115%"/>
      <style:text-properties style:font-name="Roboto" fo:font-weight="bold" officeooo:rsid="000648c3" officeooo:paragraph-rsid="000648c3" style:font-weight-asian="bold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Roboto" fo:font-weight="bold" officeooo:rsid="000648c3" officeooo:paragraph-rsid="000648c3" style:font-weight-asian="bold" style:font-weight-complex="bold"/>
    </style:style>
    <style:style style:name="P4" style:family="paragraph" style:parent-style-name="Standard">
      <style:paragraph-properties fo:line-height="115%"/>
      <style:text-properties style:font-name="Roboto" officeooo:paragraph-rsid="0005623a"/>
    </style:style>
    <style:style style:name="P5" style:family="paragraph" style:parent-style-name="Standard">
      <style:paragraph-properties fo:line-height="115%" fo:text-align="end" style:justify-single-word="false"/>
      <style:text-properties style:font-name="Roboto" officeooo:paragraph-rsid="0005623a"/>
    </style:style>
    <style:style style:name="P6" style:family="paragraph" style:parent-style-name="Standard">
      <style:paragraph-properties fo:line-height="115%"/>
      <style:text-properties style:font-name="Roboto" officeooo:paragraph-rsid="000648c3"/>
    </style:style>
    <style:style style:name="T1" style:family="text">
      <style:text-properties officeooo:rsid="0005623a"/>
    </style:style>
    <style:style style:name="T2" style:family="text">
      <style:text-properties officeooo:rsid="000648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is DONATO</text:p>
      <text:p text:style-name="P1">23 rue René Bibaut</text:p>
      <text:p text:style-name="P1">60210 GRANDVILLIERS</text:p>
      <text:p text:style-name="P4"><text:span text:style-name="T2">Téléphone</text:span> : 06 <text:span text:style-name="T2">74 72 36 01</text:span></text:p>
      <text:p text:style-name="P4"><text:span text:style-name="T2">E-mail : alek6.don@gmail.com</text:span> </text:p>
      <text:p text:style-name="P4"/>
      <text:p text:style-name="P5">Le 14/06/2011 </text:p>
      <text:p text:style-name="P4"/>
      <text:p text:style-name="P4"/>
      <text:p text:style-name="P4"/>
      <text:p text:style-name="P4"><text:span text:style-name="T4">Objet</text:span><text:span text:style-name="T5"> :</text:span> Etude prospective </text:p>
      <text:p text:style-name="P4"/>
      <text:p text:style-name="P4"/>
      <text:p text:style-name="P4"/>
      <text:p text:style-name="P4">Madame, Monsieur, </text:p>
      <text:p text:style-name="P4"/>
      <text:p text:style-name="P4">Je vous adresse ma candidature pour un stage qui aura lieu du <text:span text:style-name="T2">13 février</text:span> au <text:span text:style-name="T2">5 mai</text:span> 20<text:span text:style-name="T2">2</text:span>2 afin de rejoindre vos équipes. </text:p>
      <text:p text:style-name="P4"/>
      <text:p text:style-name="P4">Actuellement, j'effectue une formation de « Concepteur Développeur <text:span text:style-name="T2">d’Applications</text:span> » auprès de l’AFPA à Amiens (80) en vue d’obtenir un diplôme de niveau II (Bac +3/4). Après <text:span text:style-name="T2">8</text:span> ans d’activité commerciale dont <text:span text:style-name="T2">4</text:span> années dans le <text:span text:style-name="T2">Marketing</text:span>, je souhaite donner une nouvelle orientation à ma carrière <text:span text:style-name="T2">en rejoignant ma vocation initiale</text:span>. </text:p>
      <text:p text:style-name="P4"/>
      <text:p text:style-name="P4">Aujourd'hui, je souhaite rejoindre une équipe dynamique avec laquelle je pourrais mettre à profit mes nouvelles compétences, mes qualités relationnelles et d'organisation. </text:p>
      <text:p text:style-name="P4"/>
      <text:p text:style-name="P4">Souhaitant que ma formation et mon profil puissent vous être utiles, je vous remercie de l'attention que vous porterez à l'examen de ma demande de stage et je reste à votre entière disposition pour toute information complémentaire. <text:span text:style-name="T1">Accompagné de cette lettre, vous trouverez mon CV</text:span>. </text:p>
      <text:p text:style-name="P4"/>
      <text:p text:style-name="P4"/>
      <text:p text:style-name="P6">Dans cette attente, je vous prie d'agréer, Madame, Monsieur, l'expression de mes salutations distinguées. </text:p>
      <text:p text:style-name="P6"/>
      <text:p text:style-name="P6"/>
      <text:p text:style-name="P6"/>
      <text:p text:style-name="P3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8T12:30:20.626101537</dc:date>
    <meta:editing-duration>PT10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83" meta:character-count="1185" meta:non-whitespace-character-count="1007"/>
  </office:meta>
</office:document-meta>
</file>